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5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eeeeee" style:vertical-align="middle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5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imeframe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 check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mail check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ickets check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alendar check</text:p>
          </table:table-cell>
          <table:table-cell table:style-name="ce6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Kickstar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nding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orklo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4:16:12.363736638</meta:creation-date>
    <dc:date>2025-09-19T14:40:15.441899937</dc:date>
    <meta:editing-duration>PT13M51S</meta:editing-duration>
    <meta:editing-cycles>5</meta:editing-cycles>
    <meta:generator>LibreOffice/7.3.7.2$Linux_X86_64 LibreOffice_project/30$Build-2</meta:generator>
    <meta:document-statistic meta:table-count="1" meta:cell-count="13" meta:object-count="0"/>
  </office:meta>
</office:document-meta>
</file>